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/>
    <style:font-face style:name="Courier New" svg:font-family="'Courier New'" style:font-family-generic="roman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Liberation Serif3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, 'Times New Roman'" style:font-adornments="Курсив" style:font-family-generic="swiss" style:font-pitch="variable"/>
    <style:font-face style:name="Liberation Sans1" svg:font-family="'Liberation Sans', 'Times New Roman'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9.95mm" table:align="left" style:writing-mode="lr-tb"/>
    </style:style>
    <style:style style:name="Таблица1.A" style:family="table-column">
      <style:table-column-properties style:column-width="107.86mm"/>
    </style:style>
    <style:style style:name="Таблица1.B" style:family="table-column">
      <style:table-column-properties style:column-width="62.09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97m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text-properties officeooo:paragraph-rsid="0148a567"/>
    </style:style>
    <style:style style:name="P3" style:family="paragraph" style:parent-style-name="Plain_20_Text">
      <loext:graphic-properties draw:fill="none" draw:fill-color="#ffffff"/>
      <style:paragraph-properties fo:line-height="150%" fo:text-align="center" style:justify-single-word="false" fo:background-color="transparent"/>
      <style:text-properties style:font-name="Times New Roman" fo:font-size="14pt" fo:font-weight="bold" officeooo:paragraph-rsid="0148a567" style:font-size-asian="14pt" style:font-weight-asian="bold" style:font-name-complex="Times New Roman" style:font-size-complex="14pt"/>
    </style:style>
    <style:style style:name="P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4pt" officeooo:paragraph-rsid="0148a567" style:font-size-asian="14pt" style:font-name-complex="Liberation Serif1" style:font-size-complex="14pt"/>
    </style:style>
    <style:style style:name="P5" style:family="paragraph" style:parent-style-name="Standard">
      <loext:graphic-properties draw:fill="none" draw:fill-color="#ffffff"/>
      <style:paragraph-properties fo:line-height="150%" fo:text-align="center" style:justify-single-word="false" fo:background-color="transparent"/>
      <style:text-properties fo:font-size="14pt" fo:font-weight="bold" officeooo:paragraph-rsid="0148a567" style:font-size-asian="14pt" style:font-weight-asian="bold" style:font-size-complex="14pt" style:font-style-complex="italic" style:font-weight-complex="bold"/>
    </style:style>
    <style:style style:name="P6" style:family="paragraph" style:parent-style-name="Standard">
      <loext:graphic-properties draw:fill="none" draw:fill-color="#ffffff"/>
      <style:paragraph-properties fo:background-color="transparent"/>
      <style:text-properties fo:font-size="14pt" fo:font-weight="bold" officeooo:paragraph-rsid="0148a567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size="14pt" officeooo:paragraph-rsid="0148a567" style:font-name-asian="Liberation Serif1" style:font-size-asian="14pt" style:font-name-complex="Liberation Serif1" style:font-size-complex="14pt"/>
    </style:style>
    <style:style style:name="P8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148a567"/>
    </style:style>
    <style:style style:name="P9" style:family="paragraph" style:parent-style-name="Standard">
      <style:paragraph-properties fo:text-align="start" style:justify-single-word="false"/>
      <style:text-properties officeooo:paragraph-rsid="014f079c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14f079c"/>
    </style:style>
    <style:style style:name="P11" style:family="paragraph" style:parent-style-name="Standard">
      <loext:graphic-properties draw:fill="none" draw:fill-color="#ffffff"/>
      <style:paragraph-properties fo:line-height="150%" fo:background-color="transparent"/>
      <style:text-properties style:font-name="Liberation Serif3" fo:font-size="14pt" officeooo:paragraph-rsid="0148a567" style:font-size-asian="14pt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adf9f"/>
    </style:style>
    <style:style style:name="P14" style:family="paragraph" style:parent-style-name="Standard">
      <loext:graphic-properties draw:fill="none" draw:fill-color="#ffffff"/>
      <style:paragraph-properties fo:margin-left="0mm" fo:margin-right="3.49mm" fo:margin-top="2.12mm" fo:margin-bottom="0mm" style:contextual-spacing="false" fo:text-align="center" style:justify-single-word="false" fo:text-indent="0mm" style:auto-text-indent="false" fo:background-color="transparent"/>
      <style:text-properties officeooo:paragraph-rsid="0148a567"/>
    </style:style>
    <style:style style:name="P15" style:family="paragraph" style:parent-style-name="Standard">
      <loext:graphic-properties draw:fill="none" draw:fill-color="#ffffff"/>
      <style:paragraph-properties fo:margin-left="0mm" fo:margin-right="-0.12mm" fo:line-height="150%" fo:text-align="start" style:justify-single-word="false" fo:text-indent="0mm" style:auto-text-indent="false" fo:background-color="transparent">
        <style:tab-stops>
          <style:tab-stop style:position="98.43mm" style:type="center"/>
          <style:tab-stop style:position="160.02mm" style:leader-style="solid" style:leader-text="_"/>
        </style:tab-stops>
      </style:paragraph-properties>
      <style:text-properties fo:font-size="8pt" fo:font-weight="normal" officeooo:paragraph-rsid="0148a567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color="#ffffff"/>
      <style:paragraph-properties fo:margin-left="0mm" fo:margin-right="-0.12mm" fo:text-indent="0mm" style:auto-text-indent="false" fo:background-color="transparent">
        <style:tab-stops>
          <style:tab-stop style:position="160.02m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bold" officeooo:paragraph-rsid="0148a567" style:font-size-asian="8pt" style:font-weight-asian="bold" style:font-size-complex="8pt" style:font-weight-complex="bold"/>
    </style:style>
    <style:style style:name="P17" style:family="paragraph" style:parent-style-name="Standard">
      <loext:graphic-properties draw:fill="none" draw:fill-color="#ffffff"/>
      <style:paragraph-properties fo:margin-left="0mm" fo:margin-right="-0.12mm" fo:text-indent="0mm" style:auto-text-indent="false" fo:background-color="transparent">
        <style:tab-stops>
          <style:tab-stop style:position="114.3mm" style:type="center"/>
          <style:tab-stop style:position="160.02m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normal" officeooo:paragraph-rsid="0148a567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 draw:fill-color="#ffffff"/>
      <style:paragraph-properties fo:margin-left="0mm" fo:margin-right="-0.12mm" fo:text-indent="0mm" style:auto-text-indent="false" fo:background-color="transparent">
        <style:tab-stops>
          <style:tab-stop style:position="114.3mm" style:type="center"/>
          <style:tab-stop style:position="160.02mm" style:leader-style="solid" style:leader-text="_"/>
        </style:tab-stops>
      </style:paragraph-properties>
      <style:text-properties fo:font-size="8pt" officeooo:paragraph-rsid="0148a567" style:font-size-asian="8pt" style:font-size-complex="8pt"/>
    </style:style>
    <style:style style:name="P19" style:family="paragraph" style:parent-style-name="Table_20_Contents">
      <loext:graphic-properties draw:fill="none" draw:fill-color="#ffffff"/>
      <style:paragraph-properties fo:background-color="transparent" style:snap-to-layout-grid="false"/>
      <style:text-properties officeooo:paragraph-rsid="0148a567"/>
    </style:style>
    <style:style style:name="P20" style:family="paragraph" style:parent-style-name="Table_20_Contents">
      <style:text-properties officeooo:paragraph-rsid="0148a567"/>
    </style:style>
    <style:style style:name="P21" style:family="paragraph" style:parent-style-name="Text_20_body">
      <loext:graphic-properties draw:fill="none" draw:fill-color="#ffffff"/>
      <style:paragraph-properties fo:text-align="center" style:justify-single-word="false" fo:background-color="transparent"/>
      <style:text-properties fo:font-size="12pt" fo:font-weight="normal" officeooo:paragraph-rsid="0148a567" style:font-size-asian="12pt" style:font-weight-asian="normal" style:font-size-complex="12pt" style:font-weight-complex="normal"/>
    </style:style>
    <style:style style:name="P22" style:family="paragraph" style:parent-style-name="Text_20_body">
      <loext:graphic-properties draw:fill="none" draw:fill-color="#ffffff"/>
      <style:paragraph-properties fo:text-align="center" style:justify-single-word="false" fo:background-color="transparent"/>
      <style:text-properties style:font-name="Liberation Serif1" fo:font-size="12pt" fo:font-weight="normal" officeooo:paragraph-rsid="0148a567" style:font-size-asian="12pt" style:font-weight-asian="normal" style:font-name-complex="Liberation Serif1" style:font-size-complex="12pt" style:font-weight-complex="normal"/>
    </style:style>
    <style:style style:name="P23" style:family="paragraph" style:parent-style-name="Text_20_body">
      <loext:graphic-properties draw:fill="none" draw:fill-color="#ffffff"/>
      <style:paragraph-properties fo:text-align="center" style:justify-single-word="false" fo:background-color="transparent"/>
      <style:text-properties style:font-name="Liberation Serif1" fo:font-size="14pt" fo:font-weight="bold" officeooo:paragraph-rsid="0148a567" style:font-size-asian="14pt" style:font-weight-asian="bold" style:font-name-complex="Liberation Serif1" style:font-size-complex="14pt" style:font-weight-complex="normal"/>
    </style:style>
    <style:style style:name="P24" style:family="paragraph" style:parent-style-name="Абзац_20_12_20_с_20_отступом">
      <style:text-properties officeooo:paragraph-rsid="014984f4"/>
    </style:style>
    <style:style style:name="P25" style:family="paragraph" style:parent-style-name="Standard" style:master-page-name="First_20_Page">
      <loext:graphic-properties draw:fill="none" draw:fill-color="#ffffff"/>
      <style:paragraph-properties fo:text-align="center" style:justify-single-word="false" style:page-number="auto" fo:background-color="transparent"/>
      <style:text-properties fo:font-size="14pt" fo:font-weight="bold" officeooo:paragraph-rsid="0148a567" style:font-size-asian="14pt" style:font-weight-asian="bold" style:font-name-complex="Liberation Serif1" style:font-size-complex="14pt" style:font-weight-complex="bold"/>
    </style:style>
    <style:style style:name="P26" style:family="paragraph" style:parent-style-name="Contents_20_1">
      <style:paragraph-properties>
        <style:tab-stops>
          <style:tab-stop style:position="162m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4.99mm" style:type="right" style:leader-style="dotted" style:leader-text="."/>
        </style:tab-stops>
      </style:paragraph-properties>
    </style:style>
    <style:style style:name="P28" style:family="paragraph" style:parent-style-name="Contents_20_2">
      <loext:graphic-properties draw:fill="none" draw:fill-color="#ffffff"/>
      <style:paragraph-properties fo:text-align="center" style:justify-single-word="false" fo:background-color="transparent"/>
      <style:text-properties style:font-name="Times New Roman1" fo:font-weight="bold" officeooo:paragraph-rsid="0148a567" style:font-weight-asian="bold" style:font-name-complex="Times New Roman1" style:font-weight-complex="bold"/>
    </style:style>
    <style:style style:name="P29" style:family="paragraph" style:parent-style-name="Contents_20_3">
      <style:paragraph-properties>
        <style:tab-stops>
          <style:tab-stop style:position="160.39m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paragraph-rsid="014d5b40"/>
    </style:style>
    <style:style style:name="P32" style:family="paragraph" style:parent-style-name="Heading_20_1">
      <style:paragraph-properties fo:text-align="center" style:justify-single-word="false" fo:break-before="page"/>
      <style:text-properties fo:font-size="18pt" officeooo:paragraph-rsid="014d5b40" style:font-size-asian="18pt" style:font-size-complex="18pt"/>
    </style:style>
    <style:style style:name="P33" style:family="paragraph" style:parent-style-name="Heading_20_1">
      <style:paragraph-properties fo:break-before="page"/>
      <style:text-properties style:font-name="Times New Roman3" fo:font-size="18pt" fo:font-style="normal" fo:font-weight="bold" officeooo:rsid="0149936b" officeooo:paragraph-rsid="014984f4" style:font-name-asian="DejaVu Sans" style:font-size-asian="18.2000007629395pt" style:font-weight-asian="bold" style:font-name-complex="DejaVu Sans" style:font-size-complex="18.2000007629395pt" style:font-weight-complex="bold"/>
    </style:style>
    <style:style style:name="P34" style:family="paragraph" style:parent-style-name="Heading_20_2">
      <style:text-properties officeooo:paragraph-rsid="0153727f"/>
    </style:style>
    <style:style style:name="P35" style:family="paragraph" style:parent-style-name="Numbering_20_1" style:list-style-name="L1">
      <style:text-properties style:font-name="Times New Roman2" officeooo:rsid="01581b96" officeooo:paragraph-rsid="01595bdc" style:font-size-asian="12pt"/>
    </style:style>
    <style:style style:name="P36" style:family="paragraph" style:parent-style-name="Абзац_20_12_20_с_20_отступом">
      <style:text-properties officeooo:paragraph-rsid="014984f4"/>
    </style:style>
    <style:style style:name="P37" style:family="paragraph" style:parent-style-name="Абзац_20_12_20_с_20_отступом" style:list-style-name="L1"/>
    <style:style style:name="T1" style:family="text">
      <style:text-properties style:language-asian="ru" style:country-asian="RU"/>
    </style:style>
    <style:style style:name="T2" style:family="text">
      <style:text-properties officeooo:rsid="01516bf4" style:language-asian="ru" style:country-asian="RU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officeooo:rsid="014984f4"/>
    </style:style>
    <style:style style:name="T8" style:family="text">
      <style:text-properties officeooo:rsid="014de9e8"/>
    </style:style>
    <style:style style:name="T9" style:family="text">
      <style:text-properties style:font-name="Times New Roman3" fo:font-size="16pt" fo:font-weight="bold" officeooo:rsid="014de9e8" style:font-name-asian="DejaVu Sans" style:font-size-asian="14pt" style:font-name-complex="DejaVu Sans" style:font-size-complex="14pt"/>
    </style:style>
    <style:style style:name="T10" style:family="text">
      <style:text-properties style:font-name="Times New Roman3" fo:font-size="16pt" fo:font-weight="bold" officeooo:rsid="0159d5b9" style:font-name-asian="DejaVu Sans" style:font-size-asian="14pt" style:font-name-complex="DejaVu Sans" style:font-size-complex="14pt"/>
    </style:style>
    <style:style style:name="T11" style:family="text">
      <style:text-properties style:font-name="Times New Roman3" fo:font-size="18pt" fo:font-style="normal" fo:font-weight="bold" officeooo:rsid="01526343" style:font-name-asian="DejaVu Sans" style:font-size-asian="18.2000007629395pt" style:font-weight-asian="bold" style:font-name-complex="DejaVu Sans" style:font-size-complex="18.2000007629395pt" style:font-weight-complex="bold"/>
    </style:style>
    <style:style style:name="T12" style:family="text">
      <style:text-properties style:font-name="Times New Roman3" fo:font-style="normal" fo:font-weight="bold" officeooo:rsid="01526343" style:font-name-asian="DejaVu Sans" style:font-weight-asian="bold" style:font-name-complex="DejaVu Sans" style:font-weight-complex="bold"/>
    </style:style>
    <style:style style:name="T13" style:family="text">
      <style:text-properties style:font-name="Times New Roman" fo:font-size="12pt" style:text-underline-style="none" fo:font-weight="normal" officeooo:rsid="014f079c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Times New Roman2" officeooo:rsid="0150e664"/>
    </style:style>
    <style:style style:name="T15" style:family="text">
      <style:text-properties officeooo:rsid="01516bf4"/>
    </style:style>
    <style:style style:name="T16" style:family="text">
      <style:text-properties officeooo:rsid="01526343"/>
    </style:style>
    <style:style style:name="T17" style:family="text">
      <style:text-properties officeooo:rsid="0153727f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 РОССИЙСКОЙ ФЕДЕРАЦИИ</text:p>
      <text:p text:style-name="P4"/>
      <text:p text:style-name="P14">Федеральное государственное бюджетное образовательное учреждение высшего образования</text:p>
      <text:p text:style-name="P14"/>
      <text:p text:style-name="P21">«ТОМСКИЙ ГОСУДАРСТВЕННЫЙ УНИВЕРСИТЕТ СИСТЕМ УПРАВЛЕНИЯ И РАДИОЭЛЕКТРОНИКИ» (ТУСУР)</text:p>
      <text:p text:style-name="P22"/>
      <text:p text:style-name="P23"/>
      <text:p text:style-name="P5">Кафедра автоматизированных систем управления (АСУ)</text:p>
      <text:p text:style-name="P5"/>
      <text:p text:style-name="P5"/>
      <text:p text:style-name="P6"/>
      <text:p text:style-name="Heading"><text:span text:style-name="T10">ПРОЕКТИРОВАНИЕ ИНФОРМАЦИОННЫХ</text:span> СИСТЕМ</text:p>
      <text:p text:style-name="P2"/>
      <text:p text:style-name="P28">Отчёт по лабораторным работам</text:p>
      <text:p text:style-name="P3"/>
      <text:p text:style-name="P9"><text:span text:style-name="T3">Уровень основной образовательной программы: <text:s/></text:span><text:span text:style-name="T5">бакалавриат</text:span><text:span text:style-name="T6"> </text:span></text:p>
      <text:p text:style-name="P10"><text:span text:style-name="T13">Н</text:span><text:span text:style-name="T4">аправление подготовки: </text:span><text:span text:style-name="T5">09.03.01 - Информатика и вычислительная техника</text:span></text:p>
      <text:p text:style-name="P15"/>
      <text:p text:style-name="P16"/>
      <text:p text:style-name="P18"><text:tab/></text:p>
      <text:p text:style-name="P17"/>
      <text:p text:style-name="P7"><text:s text:c="73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0">Исполнитель:</text:p>
            <text:p text:style-name="P20"><text:span text:style-name="T14">студент</text:span> кафедры АСУ</text:p>
            <text:p text:style-name="P20">группа 43<text:span text:style-name="T15">0</text:span>-1</text:p>
            <text:p text:style-name="P20"/>
            <text:p text:style-name="P20">______________Ф.И.О</text:p>
          </table:table-cell>
        </table:table-row>
        <table:table-row table:style-name="Таблица1.1"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0">Преподаватель:</text:p>
            <text:p text:style-name="P20">доцент кафедры АСУ</text:p>
            <text:p text:style-name="P20"/>
            <text:p text:style-name="P20">______________В.Г. Резник</text:p>
          </table:table-cell>
        </table:table-row>
      </table:table>
      <text:p text:style-name="P8"/>
      <text:p text:style-name="P11"/>
      <text:p text:style-name="P12">Томск</text:p>
      <text:p text:style-name="P12">20<text:span text:style-name="T1">2</text:span><text:span text:style-name="T2">3</text:span></text:p>
      <text:p text:style-name="P13"/>
      <text:p text:style-name="Абзац_20_12_20_с_20_отступом"/>
      <text:p text:style-name="Standard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6"><text:a xlink:type="simple" xlink:href="#__RefHeading___Toc961_1554781320" text:style-name="Index_20_Link" text:visited-style-name="Index_20_Link">В</text:a><text:a xlink:type="simple" xlink:href="#__RefHeading___Toc961_1554781320" text:style-name="Index_20_Link" text:visited-style-name="Index_20_Link">ВЕДЕНИЕ</text:a><text:a xlink:type="simple" xlink:href="#__RefHeading___Toc961_1554781320" text:style-name="Index_20_Link" text:visited-style-name="Index_20_Link"><text:tab/>3</text:a></text:p>
          <text:p text:style-name="P26"><text:a xlink:type="simple" xlink:href="#__RefHeading___Toc963_1554781320" text:style-name="Index_20_Link" text:visited-style-name="Index_20_Link">1 </text:a><text:a xlink:type="simple" xlink:href="#__RefHeading___Toc963_1554781320" text:style-name="Index_20_Link" text:visited-style-name="Index_20_Link">ЛАБОРАТОРНАЯ РАБОТА №1</text:a><text:a xlink:type="simple" xlink:href="#__RefHeading___Toc963_1554781320" text:style-name="Index_20_Link" text:visited-style-name="Index_20_Link"><text:tab/>4</text:a></text:p>
          <text:p text:style-name="P27"><text:a xlink:type="simple" xlink:href="#__RefHeading___Toc502_3548127435" text:style-name="Index_20_Link" text:visited-style-name="Index_20_Link">Структура учебной части дистрибутива ОС УПК АСУ<text:tab/>4</text:a></text:p>
          <text:p text:style-name="P27"><text:a xlink:type="simple" xlink:href="#__RefHeading___Toc504_3548127435" text:style-name="Index_20_Link" text:visited-style-name="Index_20_Link">1.1 Хххххххххххххххххх<text:tab/>4</text:a></text:p>
          <text:p text:style-name="P29"><text:a xlink:type="simple" xlink:href="#__RefHeading___Toc517_3548127435" text:style-name="Index_20_Link" text:visited-style-name="Index_20_Link">1.1.1 Ттттттттттттттттттттттттттттт<text:tab/>4</text:a></text:p>
          <text:p text:style-name="P26"><text:a xlink:type="simple" xlink:href="#__RefHeading___Toc965_1554781320" text:style-name="Index_20_Link" text:visited-style-name="Index_20_Link">2 </text:a><text:a xlink:type="simple" xlink:href="#__RefHeading___Toc965_1554781320" text:style-name="Index_20_Link" text:visited-style-name="Index_20_Link">ЛАБОРАТОРНАЯ РАБОТА №2</text:a><text:a xlink:type="simple" xlink:href="#__RefHeading___Toc965_1554781320" text:style-name="Index_20_Link" text:visited-style-name="Index_20_Link"><text:tab/>5</text:a></text:p>
          <text:p text:style-name="P27"><text:a xlink:type="simple" xlink:href="#__RefHeading___Toc2449_3548127435" text:style-name="Index_20_Link" text:visited-style-name="Index_20_Link">Формирование требований к ИС индивидуальной учебной задачи<text:tab/>5</text:a></text:p>
          <text:p text:style-name="P27"><text:a xlink:type="simple" xlink:href="#__RefHeading___Toc506_3548127435" text:style-name="Index_20_Link" text:visited-style-name="Index_20_Link">2.1 Хххххххххххххххххх<text:tab/>5</text:a></text:p>
          <text:p text:style-name="P26"><text:a xlink:type="simple" xlink:href="#__RefHeading___Toc967_1554781320" text:style-name="Index_20_Link" text:visited-style-name="Index_20_Link">3 </text:a><text:a xlink:type="simple" xlink:href="#__RefHeading___Toc967_1554781320" text:style-name="Index_20_Link" text:visited-style-name="Index_20_Link">ЛАБОРАТОРНАЯ РАБОТА №3</text:a><text:a xlink:type="simple" xlink:href="#__RefHeading___Toc967_1554781320" text:style-name="Index_20_Link" text:visited-style-name="Index_20_Link"><text:tab/>6</text:a></text:p>
          <text:p text:style-name="P27"><text:a xlink:type="simple" xlink:href="#__RefHeading___Toc2451_3548127435" text:style-name="Index_20_Link" text:visited-style-name="Index_20_Link">Концептуальное проектирование ИС индивидуальной учебной задачи<text:tab/>6</text:a></text:p>
          <text:p text:style-name="P27"><text:a xlink:type="simple" xlink:href="#__RefHeading___Toc508_3548127435" text:style-name="Index_20_Link" text:visited-style-name="Index_20_Link">3.1 Хххххххххххххххххх<text:tab/>6</text:a></text:p>
          <text:p text:style-name="P26"><text:a xlink:type="simple" xlink:href="#__RefHeading___Toc969_1554781320" text:style-name="Index_20_Link" text:visited-style-name="Index_20_Link">4 </text:a><text:a xlink:type="simple" xlink:href="#__RefHeading___Toc969_1554781320" text:style-name="Index_20_Link" text:visited-style-name="Index_20_Link">ЛАБОРАТОРНАЯ РАБОТА №4</text:a><text:a xlink:type="simple" xlink:href="#__RefHeading___Toc969_1554781320" text:style-name="Index_20_Link" text:visited-style-name="Index_20_Link"><text:tab/>7</text:a></text:p>
          <text:p text:style-name="P27"><text:a xlink:type="simple" xlink:href="#__RefHeading___Toc2453_3548127435" text:style-name="Index_20_Link" text:visited-style-name="Index_20_Link">Объектное проектирование ИС индивидуальной учебной задачи<text:tab/>7</text:a></text:p>
          <text:p text:style-name="P27"><text:a xlink:type="simple" xlink:href="#__RefHeading___Toc510_3548127435" text:style-name="Index_20_Link" text:visited-style-name="Index_20_Link">4.1 Хххххххххххххххххх<text:tab/>7</text:a></text:p>
          <text:p text:style-name="P26"><text:a xlink:type="simple" xlink:href="#__RefHeading___Toc975_1554781320" text:style-name="Index_20_Link" text:visited-style-name="Index_20_Link">З</text:a><text:a xlink:type="simple" xlink:href="#__RefHeading___Toc975_1554781320" text:style-name="Index_20_Link" text:visited-style-name="Index_20_Link">АКЛЮЧЕНИЕ</text:a><text:a xlink:type="simple" xlink:href="#__RefHeading___Toc975_1554781320" text:style-name="Index_20_Link" text:visited-style-name="Index_20_Link"><text:tab/>8</text:a></text:p>
          <text:p text:style-name="P26"><text:a xlink:type="simple" xlink:href="#__RefHeading___Toc981_1554781320" text:style-name="Index_20_Link" text:visited-style-name="Index_20_Link">СПИСОК ИСПОЛЬЗОВАННЫХ ИСТОЧНИКОВ<text:tab/>9</text:a></text:p>
        </text:index-body>
      </text:table-of-content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P30" text:outline-level="1"><text:bookmark-start text:name="__RefHeading___Toc961_1554781320"/>В<text:span text:style-name="T11">ВЕДЕНИЕ</text:span><text:bookmark-end text:name="__RefHeading___Toc961_1554781320"/></text:h>
      <text:p text:style-name="Абзац_20_12_20_с_20_отступом"/>
      <text:p text:style-name="Абзац_20_12_20_с_20_отступом"/>
      <text:h text:style-name="P31" text:outline-level="1"><text:bookmark-start text:name="__RefHeading___Toc963_1554781320"/>1 <text:span text:style-name="T11">ЛАБОРАТОРНАЯ РАБОТА №1</text:span><text:bookmark-end text:name="__RefHeading___Toc963_1554781320"/></text:h>
      <text:h text:style-name="Heading_20_2" text:outline-level="2"><text:bookmark-start text:name="__RefHeading___Toc502_3548127435"/>Структура учебной части дистрибутива ОС УПК АСУ<text:bookmark-end text:name="__RefHeading___Toc502_3548127435"/></text:h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Heading_20_2" text:outline-level="2"><text:bookmark-start text:name="__RefHeading___Toc504_3548127435"/>1.1 Хххххххххххххххххх<text:bookmark-end text:name="__RefHeading___Toc504_3548127435"/></text:h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Heading_20_3" text:outline-level="3"><text:bookmark-start text:name="__RefHeading___Toc517_3548127435"/>1.1.1 Ттттттттттттттттттттттттттттт<text:bookmark-end text:name="__RefHeading___Toc517_3548127435"/></text:h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P30" text:outline-level="1"><text:bookmark-start text:name="__RefHeading___Toc965_1554781320"/>2 <text:span text:style-name="T11">ЛАБОРАТОРНАЯ РАБОТА №2</text:span><text:bookmark-end text:name="__RefHeading___Toc965_1554781320"/></text:h>
      <text:h text:style-name="Heading_20_2" text:outline-level="2"><text:bookmark-start text:name="__RefHeading___Toc2449_3548127435"/>Формирование требований к ИС индивидуальной учебной задачи<text:bookmark-end text:name="__RefHeading___Toc2449_3548127435"/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4" text:outline-level="2"><text:bookmark-start text:name="__RefHeading___Toc506_3548127435"/><text:span text:style-name="T17">2</text:span>.1 Хххххххххххххххххх<text:bookmark-end text:name="__RefHeading___Toc506_3548127435"/></text:h>
      <text:p text:style-name="P24"/>
      <text:p text:style-name="P24"/>
      <text:h text:style-name="P31" text:outline-level="1"><text:bookmark-start text:name="__RefHeading___Toc967_1554781320"/><text:span text:style-name="T7">3</text:span> <text:span text:style-name="T11">ЛАБОРАТОРНАЯ РАБОТА №3</text:span><text:bookmark-end text:name="__RefHeading___Toc967_1554781320"/></text:h>
      <text:h text:style-name="Heading_20_2" text:outline-level="2"><text:bookmark-start text:name="__RefHeading___Toc2451_3548127435"/>Концептуальное проектирование ИС индивидуальной учебной задачи<text:bookmark-end text:name="__RefHeading___Toc2451_3548127435"/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4" text:outline-level="2"><text:bookmark-start text:name="__RefHeading___Toc508_3548127435"/><text:span text:style-name="T17">3</text:span>.1 Хххххххххххххххххх<text:bookmark-end text:name="__RefHeading___Toc508_3548127435"/></text:h>
      <text:p text:style-name="P24"/>
      <text:p text:style-name="P24"/>
      <text:p text:style-name="P24"/>
      <text:p text:style-name="P24"/>
      <text:p text:style-name="P24"/>
      <text:p text:style-name="P24"/>
      <text:h text:style-name="P31" text:outline-level="1"><text:bookmark-start text:name="__RefHeading___Toc969_1554781320"/><text:span text:style-name="T7">4</text:span> <text:span text:style-name="T11">ЛАБОРАТОРНАЯ РАБОТА №4</text:span><text:bookmark-end text:name="__RefHeading___Toc969_1554781320"/></text:h>
      <text:h text:style-name="Heading_20_2" text:outline-level="2"><text:bookmark-start text:name="__RefHeading___Toc2453_3548127435"/>Объектное проектирование ИС индивидуальной учебной задачи<text:bookmark-end text:name="__RefHeading___Toc2453_3548127435"/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4" text:outline-level="2"><text:bookmark-start text:name="__RefHeading___Toc510_3548127435"/><text:span text:style-name="T17">4</text:span>.1 Хххххххххххххххххх<text:bookmark-end text:name="__RefHeading___Toc510_3548127435"/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2" text:outline-level="1"><text:bookmark-start text:name="__RefHeading___Toc975_1554781320"/>З<text:span text:style-name="T12">АКЛЮЧЕНИЕ</text:span><text:bookmark-end text:name="__RefHeading___Toc975_1554781320"/></text:h>
      <text:p text:style-name="Абзац_20_12_20_с_20_отступом"/>
      <text:list xml:id="list3053861372" text:style-name="L1">
        <text:list-header>
          <text:p text:style-name="P37"/>
        </text:list-header>
      </text:list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><text:bookmark-start text:name="__RefHeading___Toc977_1554781320"/><text:bookmark-end text:name="__RefHeading___Toc977_1554781320"/></text:p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><text:bookmark-start text:name="__RefHeading___Toc979_1554781320"/><text:bookmark-end text:name="__RefHeading___Toc979_1554781320"/></text:p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P33" text:outline-level="1"><text:bookmark-start text:name="__RefHeading___Toc981_1554781320"/>С<text:span text:style-name="T16">ПИСОК ИСПОЛЬЗОВАННЫХ ИСТОЧНИКОВ</text:span><text:bookmark-end text:name="__RefHeading___Toc981_1554781320"/></text:h>
      <text:list xml:id="list131651994989022" text:continue-numbering="true" text:style-name="L1">
        <text:list-item>
          <text:p text:style-name="P35">Название источника</text:p>
        </text:list-item>
        <text:list-item>
          <text:p text:style-name="P35">Название источника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Абзац_20_12_20_с_20_отступом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/>
    <style:font-face style:name="Courier New" svg:font-family="'Courier New'" style:font-family-generic="roman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Liberation Serif3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, 'Times New Roman'" style:font-adornments="Курсив" style:font-family-generic="swiss" style:font-pitch="variable"/>
    <style:font-face style:name="Liberation Sans1" svg:font-family="'Liberation Sans', 'Times New Roman'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style:contextual-spacing="false" fo:text-align="center" style:justify-single-word="false" style:page-number="auto" fo:keep-with-next="always"/>
      <style:text-properties style:font-name="Times New Roman3" fo:font-family="'Times New Roman'" style:font-style-name="Полужирный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, 'Times New Roman'" style:font-family-generic="roman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, 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, 'Times New Roman'" style:font-family-generic="roman" style:font-size-asian="12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next-style-name="Абзац_20_12_20_с_20_отступом" style:class="extra" style:master-page-name="">
      <style:paragraph-properties fo:text-align="center" style:justify-single-word="false" style:page-number="auto"/>
      <style:text-properties fo:font-style="normal"/>
    </style:style>
    <style:style style:name="Contents_20_3" style:display-name="Contents 3" style:family="paragraph" style:parent-style-name="Index" style:class="index" style:master-page-name="">
      <style:paragraph-properties fo:margin-left="21.01mm" fo:margin-right="0mm" fo:text-align="start" style:justify-single-word="false" fo:text-indent="-9.7mm" style:auto-text-indent="false" style:page-number="auto">
        <style:tab-stops/>
      </style:paragraph-properties>
      <style:text-properties style:font-name="Liberation Serif2" fo:font-family="'Liberation Serif', 'Times New Roman'" style:font-style-name="Обычный" style:font-family-generic="roman" style:font-pitch="variable" fo:font-size="14pt" fo:font-style="normal"/>
    </style:style>
    <style:style style:name="Абзац_20_12_20_с_20_отступом" style:display-name="Абзац 12 с отступом" style:family="paragraph" style:parent-style-name="Standard" style:master-page-name="">
      <style:paragraph-properties fo:margin-left="0mm" fo:margin-right="0mm" fo:margin-top="0mm" fo:margin-bottom="0mm" style:contextual-spacing="false" fo:line-height="100%" fo:text-align="justify" style:justify-single-word="false" fo:orphans="2" fo:widows="2" fo:hyphenation-ladder-count="no-limit" fo:text-indent="12.51mm" style:auto-text-indent="false" style:page-number="auto" style:text-autospace="none">
        <style:tab-stops>
          <style:tab-stop style:position="12.51mm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2pt" fo:font-weight="normal" style:font-size-asian="14pt" style:font-weight-asian="bold" style:font-name-complex="Courier New1" style:font-family-complex="'Courier New'" style:font-family-generic-complex="modern" style:font-size-complex="14pt" style:font-weight-complex="bold" fo:hyphenate="tru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top="0mm" fo:margin-bottom="0mm" style:contextual-spacing="false" fo:text-align="center" style:justify-single-word="false" fo:hyphenation-ladder-count="no-limit" style:register-true="false" style:page-number="auto" fo:keep-with-next="auto" text:number-lines="false" text:line-number="0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8pt" fo:font-style="normal" fo:font-weight="bold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0.49mm" fo:margin-bottom="0.49mm" style:contextual-spacing="false" fo:text-align="start" style:justify-single-word="false" fo:keep-together="always" fo:hyphenation-ladder-count="no-limit" fo:text-indent="0mm" style:auto-text-indent="false" style:page-number="auto">
        <style:tab-stops>
          <style:tab-stop style:position="175.03mm" style:type="right" style:leader-style="dotted" style:leader-text="."/>
        </style:tab-stops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bold" fo:hyphenate="fals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11.01mm" fo:margin-right="0mm" fo:margin-top="0mm" fo:margin-bottom="0mm" style:contextual-spacing="false" fo:text-align="start" style:justify-single-word="false" fo:text-indent="-7mm" style:auto-text-indent="false" style:page-number="auto">
        <style:tab-stops>
          <style:tab-stop style:position="170.04mm" style:type="right" style:leader-style="dotted" style:leader-text="."/>
        </style:tab-stops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Абзац_20_12_20_с_20_отступом" style:default-outline-level="1" style:class="text" style:master-page-name="">
      <style:paragraph-properties fo:margin-top="0mm" fo:margin-bottom="8.47mm" style:contextual-spacing="false" fo:line-height="100%" style:page-number="auto" fo:break-before="page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8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Абзац_20_12_20_с_20_отступом" style:default-outline-level="2" style:class="text" style:master-page-name="">
      <style:paragraph-properties fo:margin-top="3.53mm" fo:margin-bottom="2.12mm" style:contextual-spacing="false" fo:text-align="center" style:justify-single-word="false" style:page-number="auto"/>
      <style:text-properties style:font-name="Times New Roman3" fo:font-family="'Times New Roman'" style:font-style-name="Полужирный" style:font-family-generic="roman" style:font-pitch="variable" fo:font-size="16pt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Абзац_20_12_20_с_20_отступом" style:default-outline-level="3" style:class="text" style:master-page-name="">
      <style:paragraph-properties fo:margin-top="2.47mm" fo:margin-bottom="2.12mm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01%" style:font-weight-asian="bold" style:font-size-complex="101%" style:font-weight-complex="bold"/>
    </style:style>
    <style:style style:name="Абзац_20_10_20_без_20_рамки" style:display-name="Абзац 10 без рамки" style:family="paragraph" style:parent-style-name="Standard" style:next-style-name="Абзац_20_12_20_с_20_отступом" style:master-page-name="">
      <style:paragraph-properties fo:margin-left="0mm" fo:margin-right="0mm" fo:margin-top="3.53mm" fo:margin-bottom="3.53mm" style:contextual-spacing="false" fo:hyphenation-ladder-count="no-limit" fo:text-indent="10.5mm" style:auto-text-indent="false" style:page-number="auto" fo:padding="1.99mm" fo:border="none"/>
      <style:text-properties style:font-name="Times New Roman2" fo:font-family="'Times New Roman'" style:font-style-name="Обычный" style:font-family-generic="roman" style:font-pitch="variable" fo:font-size="10pt" fo:hyphenate="true" fo:hyphenation-remain-char-count="2" fo:hyphenation-push-char-count="2" loext:hyphenation-no-caps="false"/>
    </style:style>
    <style:style style:name="Table" style:family="paragraph" style:parent-style-name="Caption" style:class="extra" style:master-page-name="">
      <style:paragraph-properties style:page-number="auto"/>
    </style:style>
    <style:style style:name="Numbering_20_1" style:display-name="Numbering 1" style:family="paragraph" style:parent-style-name="List" style:class="list" style:master-page-name="">
      <style:paragraph-properties fo:margin-left="6.35mm" fo:margin-right="0mm" fo:margin-top="0mm" fo:margin-bottom="2.12mm" style:contextual-spacing="false" fo:hyphenation-ladder-count="no-limit" fo:text-indent="-6.35mm" style:auto-text-indent="false" style:page-number="auto"/>
      <style:text-properties style:font-name="Times New Roman2" fo:font-family="'Times New Roman'" style:font-style-name="Обычный" style:font-family-generic="roman" style:font-pitch="variable" fo:hyphenate="true" fo:hyphenation-remain-char-count="2" fo:hyphenation-push-char-count="2" loext:hyphenation-no-caps="false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  <style:text-properties style:font-name="Liberation Sans1" fo:font-family="'Liberation Sans', 'Times New Roman'" style:font-style-name="Обычный" style:font-family-generic="swiss" style:font-pitch="variable"/>
    </style:style>
    <style:style style:name="Index_20_Separator" style:display-name="Index Separator" style:family="paragraph" style:parent-style-name="Index" style:class="index" style:master-page-name="">
      <style:paragraph-properties fo:margin-left="0mm" fo:margin-right="0mm" fo:text-indent="0mm" style:auto-text-indent="false" style:page-number="auto"/>
      <style:text-properties style:font-name="Liberation Sans" fo:font-family="'Liberation Sans', 'Times New Roman'" style:font-style-name="Курсив" style:font-family-generic="swiss" style:font-pitch="variable" fo:font-style="normal" fo:font-weight="bold"/>
    </style:style>
    <style:style style:name="Абзац_20_14_20_с_20_отступом" style:display-name="Абзац 14 с отступом" style:family="paragraph" style:parent-style-name="Standard" style:master-page-name="">
      <style:paragraph-properties fo:margin-left="0mm" fo:margin-right="0mm" fo:hyphenation-ladder-count="no-limit" fo:text-indent="12.51mm" style:auto-text-indent="false" style:page-number="auto">
        <style:tab-stops>
          <style:tab-stop style:position="12.51mm"/>
        </style:tab-stops>
      </style:paragraph-properties>
      <style:text-properties fo:font-size="14pt" fo:hyphenate="true" fo:hyphenation-remain-char-count="2" fo:hyphenation-push-char-count="2" loext:hyphenation-no-caps="false"/>
    </style:style>
    <style:style style:name="Абзац_20_10_20_рисунка" style:display-name="Абзац 10 рисунка" style:family="paragraph" style:parent-style-name="Standard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loext:graphic-properties draw:fill="none" draw:fill-color="#ffffff"/>
      <style:paragraph-properties fo:background-color="transparent"/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4.01mm" fo:margin-bottom="24.01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4.01mm" fo:margin-right="24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9.4mm" fo:page-height="215.9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gr  </meta:initial-creator>
    <meta:creation-date>2020-12-14T21:21:58.640096736</meta:creation-date>
    <meta:generator>LibreOffice/7.1.6.2.0$Linux_X86_64 LibreOffice_project/10$Build-2</meta:generator>
    <meta:editing-cycles>264</meta:editing-cycles>
    <meta:editing-duration>P1DT19H42M42S</meta:editing-duration>
    <dc:date>2023-03-03T13:16:29.664548603</dc:date>
    <dc:creator>vgr  </dc:creator>
    <meta:document-statistic meta:table-count="1" meta:image-count="0" meta:object-count="0" meta:page-count="9" meta:paragraph-count="55" meta:word-count="200" meta:character-count="1742" meta:non-whitespace-character-count="1521"/>
  </office:meta>
</office:document-meta>
</file>